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9b43b" officeooo:paragraph-rsid="0029b43b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a1b6f" officeooo:paragraph-rsid="002a1b6f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b1776" officeooo:paragraph-rsid="002b1776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d156c" officeooo:paragraph-rsid="002d156c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d19bf" officeooo:paragraph-rsid="002d19b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officeooo:paragraph-rsid="00164acb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paragraph-rsid="001eb634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1eb634" officeooo:paragraph-rsid="001eb63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64acb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99d64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8pt" officeooo:rsid="00199d64" officeooo:paragraph-rsid="00199d64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8pt" officeooo:rsid="001b6b18" officeooo:paragraph-rsid="001b6b18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28pt" officeooo:rsid="00164acb" officeooo:paragraph-rsid="00164acb" style:font-size-asian="28pt" style:font-size-complex="28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28pt" officeooo:rsid="0024a20a" officeooo:paragraph-rsid="0024a20a" style:font-size-asian="28pt" style:font-size-complex="28pt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eb634" officeooo:paragraph-rsid="001eb63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eb634" officeooo:paragraph-rsid="001eb63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0a38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1cbb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88f4e" officeooo:paragraph-rsid="00288f4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officeooo:paragraph-rsid="00164acb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normal" officeooo:rsid="00164acb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Liberation Serif" fo:letter-spacing="normal" fo:font-style="normal"/>
    </style:style>
    <style:style style:name="T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letter-spacing="normal" fo:font-style="normal" fo:font-weight="normal" officeooo:rsid="001eb634"/>
    </style:style>
    <style:style style:name="T6" style:family="text">
      <style:text-properties fo:font-variant="normal" fo:text-transform="none" fo:color="#333333" style:font-name="Liberation Serif" fo:letter-spacing="normal" fo:font-style="normal" officeooo:rsid="001f847f"/>
    </style:style>
    <style:style style:name="T7" style:family="text">
      <style:text-properties fo:font-variant="normal" fo:text-transform="none" fo:color="#333333" style:font-name="Liberation Serif" fo:letter-spacing="normal" fo:font-style="normal" officeooo:rsid="0020a382"/>
    </style:style>
    <style:style style:name="T8" style:family="text">
      <style:text-properties fo:font-variant="normal" fo:text-transform="none" fo:color="#333333" style:font-name="Liberation Serif" fo:letter-spacing="normal" fo:font-style="normal" officeooo:rsid="00219a63"/>
    </style:style>
    <style:style style:name="T9" style:family="text">
      <style:text-properties fo:font-variant="normal" fo:text-transform="none" fo:color="#333333" style:font-name="Liberation Serif" fo:letter-spacing="normal" fo:font-style="normal" officeooo:rsid="0021cbb5"/>
    </style:style>
    <style:style style:name="T10" style:family="text">
      <style:text-properties fo:font-variant="normal" fo:text-transform="none" fo:color="#333333" style:font-name="Liberation Serif" fo:letter-spacing="normal" fo:font-style="normal" officeooo:rsid="0022d34e"/>
    </style:style>
    <style:style style:name="T11" style:family="text">
      <style:text-properties fo:font-variant="normal" fo:text-transform="none" fo:color="#333333" style:font-name="Liberation Serif" fo:letter-spacing="normal" fo:font-style="normal" officeooo:rsid="0029b43b"/>
    </style:style>
    <style:style style:name="T12" style:family="text">
      <style:text-properties style:font-name="Liberation Serif" officeooo:rsid="00164acb"/>
    </style:style>
    <style:style style:name="T13" style:family="text">
      <style:text-properties officeooo:rsid="0016919b"/>
    </style:style>
    <style:style style:name="T14" style:family="text">
      <style:text-properties officeooo:rsid="00199d64"/>
    </style:style>
    <style:style style:name="T15" style:family="text">
      <style:text-properties officeooo:rsid="001be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icChat</text:p>
      <text:p text:style-name="P14">CS1530 Sprint 1-Deliverable 1</text:p>
      <text:p text:style-name="P10"><text:span text:style-name="T15">Due Date: </text:span>June 10<text:span text:style-name="T1">th</text:span> 2015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Team Members:</text:p>
      <text:p text:style-name="P11">Blaise Clair - <text:span text:style-name="T13">Product Owner</text:span></text:p>
      <text:p text:style-name="P12">Andrew Harper – Software Developer</text:p>
      <text:p text:style-name="P10">Neel Kowdley - <text:span text:style-name="T14">Software Developer</text:span></text:p>
      <text:p text:style-name="P7"><text:span text:style-name="T12">Dom G</text:span><text:span text:style-name="T2">rigore - </text:span><text:span text:style-name="T4">Quality Assurance Manager</text:span></text:p>
      <text:p text:style-name="P21"><text:span text:style-name="T4"/></text:p>
      <text:p text:style-name="P8"><text:span text:style-name="T5">User Stories and Backlog:</text:span></text:p>
      <text:p text:style-name="P9"/>
      <text:p text:style-name="P16"><text:span text:style-name="T3">How User Stories are Developed:</text:span></text:p>
      <text:p text:style-name="P17"><text:span text:style-name="T3"><text:tab/>We developed our User Stories for this sprint by first, discussing the project with the client. <text:s/>We communicated extensively with our clients, and from our meetings with them, we were able to determine a list of requirements based on the clients needs.</text:span></text:p>
      <text:p text:style-name="P17"/>
      <text:p text:style-name="P17"><text:span text:style-name="T3"><text:tab/></text:span><text:span text:style-name="T6">W</text:span><text:span text:style-name="T3">e were able </text:span><text:span text:style-name="T6">to come up with User Stories by evaluating each requirement, and determining which person in the development and use in the project would benefit from the requir</text:span><text:span text:style-name="T7">e</text:span><text:span text:style-name="T6">ment.</text:span></text:p>
      <text:p text:style-name="P17"/>
      <text:p text:style-name="P18"><text:span text:style-name="T6">P</text:span><text:span text:style-name="T3">riorities for each user story were determined by a number of characteristics:</text:span></text:p>
      <text:p text:style-name="P18"><text:span text:style-name="T3">1) If a user story “blocked” other user stories or backlog items. <text:s/>This would occur if <text:s/>one user story is dependent on, or unable to be worked on until another story being completed. <text:s/></text:span><text:span text:style-name="T10">The “blocking story” should be given a higher priority.</text:span></text:p>
      <text:p text:style-name="P18"><text:span text:style-name="T3">2) How integral the user story is to the client. <text:s/>If the user story is important to the client in the overall product, </text:span><text:span text:style-name="T10">it should have a higher priority.</text:span></text:p>
      <text:p text:style-name="P19"><text:span text:style-name="T3">3) </text:span><text:span text:style-name="T8"><text:s/></text:span><text:span text:style-name="T9">H</text:span><text:span text:style-name="T8">ow much benefit would be gained from completing the project</text:span><text:span text:style-name="T3">. If the user story is </text:span><text:span text:style-name="T9">contains a major feature, it should have a higher priority.</text:span></text:p>
      <text:p text:style-name="P19"/>
      <text:p text:style-name="P20"><text:span text:style-name="T9">O</text:span><text:span text:style-name="T3">u</text:span><text:span text:style-name="T11">r User Stories</text:span><text:span text:style-name="T3">, ranked correctly is as follow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r Story Number</text:p>
          </table:table-cell>
          <table:table-cell table:style-name="Table1.B1" office:value-type="string">
            <text:p text:style-name="P2">User Story: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3">As a user, I want to have a Maps interface with locations of posts marked, so that I am able to view where my friends are when they make posts.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4">As a developer, I want a backend database so that I can easily store and retrieve data about posts.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5">As a user, I want the ability to upload photos, so that I can share cool pictures with their locations for my friends to see.</text:p>
          </table:table-cell>
        </table:table-row>
        <table:table-row>
          <table:table-cell table:style-name="Table1.A2" office:value-type="string">
            <text:p text:style-name="P6">16</text:p>
          </table:table-cell>
          <table:table-cell table:style-name="Table1.B2" office:value-type="string">
            <text:p text:style-name="P6">As a user, I want to be able to make text posts with the location of the post, so that I can create content for people to see.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2">10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B2" office:value-type="string">
            <text:p text:style-name="P1"/>
          </table:table-cell>
        </table:table-row>
      </table:table>
      <text:p text:style-name="P2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Kowdley</meta:initial-creator>
    <meta:creation-date>2015-06-09T16:37:06.947895442</meta:creation-date>
    <dc:date>2015-06-09T17:45:23.419942945</dc:date>
    <dc:creator>Neel Kowdley</dc:creator>
    <meta:editing-duration>PT1H2M19S</meta:editing-duration>
    <meta:editing-cycles>23</meta:editing-cycles>
    <meta:generator>LibreOffice/4.2.8.2$Linux_X86_64 LibreOffice_project/420m0$Build-2</meta:generator>
    <meta:document-statistic meta:table-count="1" meta:image-count="0" meta:object-count="0" meta:page-count="3" meta:paragraph-count="38" meta:word-count="352" meta:character-count="1904" meta:non-whitespace-character-count="1581"/>
  </office:meta>
</office:document-meta>
</file>